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4.9425in" svg:y="0.2386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77" office:value-type="string" calcext:value-type="string">
            <text:p>asynchron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rdre boucl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penMp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hybride</text:p>
          </table:table-cell>
          <table:table-cell table:number-columns-repeated="16"/>
        </table:table-row>
        <table:table-row table:style-name="ro1">
          <table:table-cell table:style-name="ce37" office:value-type="string" calcext:value-type="string">
            <text:p>scalasca</text:p>
          </table:table-cell>
          <table:table-cell table:number-columns-repeated="16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7:33:33.05460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7:38:39.306132012</dc:date>
    <meta:editing-duration>PT18H40M11S</meta:editing-duration>
    <meta:editing-cycles>220</meta:editing-cycles>
    <meta:generator>LibreOffice/6.4.7.2$Linux_X86_64 LibreOffice_project/40$Build-2</meta:generator>
    <meta:document-statistic meta:table-count="3" meta:cell-count="29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1cm" svg:y="-0.521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8cm" svg:y="3.677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9cm" svg:y="4.01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1cm" svg:y="3.845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3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1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4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7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Optimisation_MPI.E5:Optimisation_MPI.F6" chart:data-source-has-labels="column" svg:x="0.319cm" svg:y="1.965cm" svg:width="15.357cm" svg:height="6.341cm">
          <chartooo:coordinate-region svg:x="4.512cm" svg:y="1.965cm" svg:width="10.884cm" svg:height="5.694cm"/>
          <chart:axis chart:dimension="x" chart:name="primary-x" chart:style-name="ch3" chartooo:axis-type="auto">
            <chartooo:date-scale/>
            <chart:categories table:cell-range-address="Optimisation_MPI.E5:Optimisation_MPI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isation_MPI.F5:Optimisation_MPI.F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